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base keyword is used to access members of the base class from within a derived class:</text:span></text:p>
      <text:p text:style-name="P1"><text:span text:style-name="T1"/></text:p>
      <text:p text:style-name="P1"><text:span text:style-name="T1">Call a method on the base class that has been overridden by another method.</text:span></text:p>
      <text:p text:style-name="P1"><text:span text:style-name="T1"/></text:p>
      <text:p text:style-name="P1"><text:span text:style-name="T1">Specify which base-class constructor should be called when creating instances of the derived class.</text:span></text:p>
      <text:p text:style-name="P1"><text:span text:style-name="T1"/></text:p>
      <text:p text:style-name="P1"><text:span text:style-name="T1">A base class access is permitted only in a constructor, an instance method, or an instance property accessor.</text:span></text:p>
      <text:p text:style-name="P1"><text:span text:style-name="T1"/></text:p>
      <text:p text:style-name="P1"><text:span text:style-name="T1">It is an error to use the base keyword from within a static method.</text:span></text:p>
      <text:p text:style-name="P1"><text:span text:style-name="T1"/></text:p>
      <text:p text:style-name="P1"><text:span text:style-name="T1">The base class that is accessed is the base class specified in the class declaration. For example, if you specify class ClassB : ClassA, the members of ClassA are accessed from ClassB, regardless of the base class of ClassA.</text:span></text:p>
      <text:p text:style-name="P1"><text:span text:style-name="T1"/></text:p>
      <text:p text:style-name="P1"><text:span text:style-name="T1">Base.cs the base class, Person, and the derived class, Employee, have a method named Getinfo. By using the base keyword, it is possible to call the Getinfo method on the base class, from within the derived class.</text:span></text:p>
      <text:p text:style-name="P1"><text:span text:style-name="T1">Base-class constructor.cs shows how to specify the base-class constructor called when creating instances of a derived clas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